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transparent"/>
      <style:text-properties fo:color="#009900"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fo:color="#009900" style:text-position="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800000" fo:font-weight="bold" style:font-weight-asian="bold" style:font-weight-complex="bold"/>
    </style:style>
    <style:style style:name="ce17" style:family="table-cell" style:parent-style-name="Default">
      <style:text-properties fo:color="#009900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ext-properties fo:color="#800000"/>
    </style:style>
    <style:style style:name="ce20" style:family="table-cell" style:parent-style-name="Default">
      <style:text-properties fo:color="#cc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ext-properties style:font-name="Liberation Sans" style:font-name-asian="Droid Sans Fallback" style:font-name-complex="FreeSans"/>
    </style:style>
    <style:style style:name="ce25" style:family="table-cell" style:parent-style-name="Default">
      <style:text-properties fo:color="#009900" style:font-name="Liberation Sans" style:font-name-asian="Droid Sans Fallback" style:font-name-complex="FreeSans"/>
    </style:style>
    <style:style style:name="ce26" style:family="table-cell" style:parent-style-name="Default">
      <style:table-cell-properties fo:background-color="transparent"/>
      <style:text-properties fo:color="#009900"/>
    </style:style>
    <style:style style:name="ce27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Check:</text:p>
          </table:table-cell>
          <table:table-cell table:number-columns-repeated="6"/>
          <table:table-cell table:style-name="ce15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20" office:value-type="string" calcext:value-type="string">
            <text:p>Images ke background ko sahi kar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in controls – space for turning on/off soun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Issue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15" office:value-type="string" calcext:value-type="string">
            <text:p>Me-todo: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DISCUSS:</text:p>
          </table:table-cell>
          <table:table-cell table:number-columns-repeated="4"/>
          <table:table-cell office:value-type="string" calcext:value-type="string">
            <text:p>mapNgrid file has got too much stuff – do somet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5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087cm">
              <dc:date>2014-10-22T00:00:00</dc:date>
              <text:p text:style-name="P1"><text:span text:style-name="T5">Confirm from abhishek</text:span></text:p>
            </office:annotation>
            <text:p>sudo apt-get install libsfml-dev lsfml-audio</text:p>
          </table:table-cell>
        </table:table-row>
        <table:table-row table:style-name="ro1">
          <table:table-cell table:number-columns-repeated="2"/>
          <table:table-cell table:style-name="ce18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2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3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3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35.206cm" svg:y="14.145cm" draw:caption-point-x="-20.571cm" draw:caption-point-y="6.185cm">
              <dc:date>2014-10-20T00:00:00</dc:date>
              <text:p text:style-name="P1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3:38:43.019138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3T14:09:35.723103437</dc:date>
    <meta:editing-duration>P1DT9H45M36S</meta:editing-duration>
    <meta:editing-cycles>180</meta:editing-cycles>
    <meta:generator>LibreOffice/4.2.6.3$Linux_X86_64 LibreOffice_project/420m0$Build-3</meta:generator>
    <meta:document-statistic meta:table-count="4" meta:cell-count="173" meta:object-count="0"/>
  </office:meta>
</office:document-meta>
</file>